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84pt"/>
    </style:style>
    <style:style style:name="co3" style:family="table-column">
      <style:table-column-properties fo:break-before="auto" style:column-width="89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erf" table:style-name="ta1">
        <table:shapes>
          <draw:frame draw:z-index="0" draw:style-name="gr1" draw:text-style-name="P1" svg:width="321.31pt" svg:height="159.62pt" svg:x="551.37pt" svg:y="31.61pt">
            <draw:object draw:notify-on-update-of-ranges="perf.A1:perf.A1 perf.A2:perf.A37 perf.B1:perf.B1 perf.B2:perf.B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12pt" svg:height="255.23pt" svg:x="659.76pt" svg:y="204.04pt">
            <draw:object draw:notify-on-update-of-ranges="perf.F32:perf.F32 perf.F33:perf.F36 perf.G32:perf.G32 perf.G33:perf.G36 perf.H32:perf.H32 perf.H33:perf.H36 perf.I32:perf.I32 perf.I33:perf.I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lculation</text:p>
          </table:table-cell>
          <table:table-cell office:value-type="string" calcext:value-type="string">
            <text:p>Run</text:p>
          </table:table-cell>
          <table:table-cell/>
          <table:table-cell table:style-name="ce2" office:value-type="string" calcext:value-type="string">
            <text:p>Sums</text:p>
          </table:table-cell>
          <table:table-cell table:style-name="ce1" office:value-type="string" calcext:value-type="string">
            <text:p>Ak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ka</text:p>
          </table:table-cell>
          <table:table-cell office:value-type="float" office:value="7279337" calcext:value-type="float">
            <text:p>7279337</text:p>
          </table:table-cell>
          <table:table-cell office:value-type="string" calcext:value-type="string">
            <text:p>PSquares akka-st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Psquares</text:p>
          </table:table-cell>
          <table:table-cell table:formula="of:=[.B2]+[.B6]+[.B10]" office:value-type="float" office:value="13214242" calcext:value-type="float">
            <text:p>13214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ka</text:p>
          </table:table-cell>
          <table:table-cell office:value-type="float" office:value="116305" calcext:value-type="float">
            <text:p>116305</text:p>
          </table:table-cell>
          <table:table-cell office:value-type="string" calcext:value-type="string">
            <text:p><text:s/>PStrCon <text:s/>akka-st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PstrCon</text:p>
          </table:table-cell>
          <table:table-cell table:formula="of:=[.B3]+[.B7]+[.B11]" office:value-type="float" office:value="245976" calcext:value-type="float">
            <text:p>2459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ka</text:p>
          </table:table-cell>
          <table:table-cell office:value-type="float" office:value="730614" calcext:value-type="float">
            <text:p>730614</text:p>
          </table:table-cell>
          <table:table-cell office:value-type="string" calcext:value-type="string">
            <text:p><text:s/>Squares <text:s/>akka-st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Squares</text:p>
          </table:table-cell>
          <table:table-cell table:formula="of:=[.B4]+[.B8]+[.B12]" office:value-type="float" office:value="902071" calcext:value-type="float">
            <text:p>902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ka</text:p>
          </table:table-cell>
          <table:table-cell office:value-type="float" office:value="164492" calcext:value-type="float">
            <text:p>164492</text:p>
          </table:table-cell>
          <table:table-cell office:value-type="string" calcext:value-type="string">
            <text:p><text:s/>StrCon <text:s text:c="2"/>akka-st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StrCon</text:p>
          </table:table-cell>
          <table:table-cell table:formula="of:=[.B5]+[.B9]+[.B13]" office:value-type="float" office:value="311720" calcext:value-type="float">
            <text:p>3117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ka</text:p>
          </table:table-cell>
          <table:table-cell office:value-type="float" office:value="3551354" calcext:value-type="float">
            <text:p>3551354</text:p>
          </table:table-cell>
          <table:table-cell office:value-type="string" calcext:value-type="string">
            <text:p><text:s/>PSquares akka-st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kka</text:p>
          </table:table-cell>
          <table:table-cell office:value-type="float" office:value="72037" calcext:value-type="float">
            <text:p>72037</text:p>
          </table:table-cell>
          <table:table-cell office:value-type="string" calcext:value-type="string">
            <text:p><text:s/>PStrCon <text:s/>akka-st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kka</text:p>
          </table:table-cell>
          <table:table-cell office:value-type="float" office:value="113160" calcext:value-type="float">
            <text:p>113160</text:p>
          </table:table-cell>
          <table:table-cell office:value-type="string" calcext:value-type="string">
            <text:p><text:s/>Squares <text:s/>akka-st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kka</text:p>
          </table:table-cell>
          <table:table-cell office:value-type="float" office:value="89372" calcext:value-type="float">
            <text:p>89372</text:p>
          </table:table-cell>
          <table:table-cell office:value-type="string" calcext:value-type="string">
            <text:p><text:s/>StrCon <text:s text:c="2"/>akka-st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kka</text:p>
          </table:table-cell>
          <table:table-cell office:value-type="float" office:value="2383551" calcext:value-type="float">
            <text:p>2383551</text:p>
          </table:table-cell>
          <table:table-cell office:value-type="string" calcext:value-type="string">
            <text:p><text:s/>PSquares akka-st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kka</text:p>
          </table:table-cell>
          <table:table-cell office:value-type="float" office:value="57634" calcext:value-type="float">
            <text:p>57634</text:p>
          </table:table-cell>
          <table:table-cell office:value-type="string" calcext:value-type="string">
            <text:p><text:s/>PStrCon <text:s/>akka-st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kka</text:p>
          </table:table-cell>
          <table:table-cell office:value-type="float" office:value="58297" calcext:value-type="float">
            <text:p>58297</text:p>
          </table:table-cell>
          <table:table-cell office:value-type="string" calcext:value-type="string">
            <text:p><text:s/>Squares <text:s/>akka-st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kka</text:p>
          </table:table-cell>
          <table:table-cell office:value-type="float" office:value="57856" calcext:value-type="float">
            <text:p>57856</text:p>
          </table:table-cell>
          <table:table-cell office:value-type="string" calcext:value-type="string">
            <text:p><text:s/>StrCon <text:s text:c="2"/>akka-s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 office:value-type="string" calcext:value-type="string">
            <text:p>Rea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tor</text:p>
          </table:table-cell>
          <table:table-cell office:value-type="float" office:value="443791" calcext:value-type="float">
            <text:p>443791</text:p>
          </table:table-cell>
          <table:table-cell office:value-type="string" calcext:value-type="string">
            <text:p><text:s/>PSquares reactor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Psquares</text:p>
          </table:table-cell>
          <table:table-cell table:formula="of:=[.B14]+[.B18]+[.B22]" office:value-type="float" office:value="906464" calcext:value-type="float">
            <text:p>906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tor</text:p>
          </table:table-cell>
          <table:table-cell office:value-type="float" office:value="212981" calcext:value-type="float">
            <text:p>212981</text:p>
          </table:table-cell>
          <table:table-cell office:value-type="string" calcext:value-type="string">
            <text:p><text:s/>PStrCon <text:s/>reactor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PstrCon</text:p>
          </table:table-cell>
          <table:table-cell table:formula="of:=[.B15]+[.B19]+[.B23]" office:value-type="float" office:value="352826" calcext:value-type="float">
            <text:p>352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tor</text:p>
          </table:table-cell>
          <table:table-cell office:value-type="float" office:value="18550" calcext:value-type="float">
            <text:p>18550</text:p>
          </table:table-cell>
          <table:table-cell office:value-type="string" calcext:value-type="string">
            <text:p><text:s/>Squares <text:s/>reactor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Squares</text:p>
          </table:table-cell>
          <table:table-cell table:formula="of:=[.B16]+[.B20]+[.B24]" office:value-type="float" office:value="35829" calcext:value-type="float">
            <text:p>358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tor</text:p>
          </table:table-cell>
          <table:table-cell office:value-type="float" office:value="49480" calcext:value-type="float">
            <text:p>49480</text:p>
          </table:table-cell>
          <table:table-cell office:value-type="string" calcext:value-type="string">
            <text:p><text:s/>StrCon <text:s text:c="2"/>reactor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StrCon</text:p>
          </table:table-cell>
          <table:table-cell table:formula="of:=[.B17]+[.B21]+[.B25]" office:value-type="float" office:value="71581" calcext:value-type="float">
            <text:p>71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tor</text:p>
          </table:table-cell>
          <table:table-cell office:value-type="float" office:value="270502" calcext:value-type="float">
            <text:p>270502</text:p>
          </table:table-cell>
          <table:table-cell office:value-type="string" calcext:value-type="string">
            <text:p><text:s/>PSquares reactor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ctor</text:p>
          </table:table-cell>
          <table:table-cell office:value-type="float" office:value="83421" calcext:value-type="float">
            <text:p>83421</text:p>
          </table:table-cell>
          <table:table-cell office:value-type="string" calcext:value-type="string">
            <text:p><text:s/>PStrCon <text:s/>reactor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ctor</text:p>
          </table:table-cell>
          <table:table-cell office:value-type="float" office:value="12973" calcext:value-type="float">
            <text:p>12973</text:p>
          </table:table-cell>
          <table:table-cell office:value-type="string" calcext:value-type="string">
            <text:p><text:s/>Squares <text:s/>reactor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ctor</text:p>
          </table:table-cell>
          <table:table-cell office:value-type="float" office:value="15333" calcext:value-type="float">
            <text:p>15333</text:p>
          </table:table-cell>
          <table:table-cell office:value-type="string" calcext:value-type="string">
            <text:p><text:s/>StrCon <text:s text:c="2"/>reactor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ctor</text:p>
          </table:table-cell>
          <table:table-cell office:value-type="float" office:value="192171" calcext:value-type="float">
            <text:p>192171</text:p>
          </table:table-cell>
          <table:table-cell office:value-type="string" calcext:value-type="string">
            <text:p><text:s/>PSquares reactor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ctor</text:p>
          </table:table-cell>
          <table:table-cell office:value-type="float" office:value="56424" calcext:value-type="float">
            <text:p>56424</text:p>
          </table:table-cell>
          <table:table-cell office:value-type="string" calcext:value-type="string">
            <text:p><text:s/>PStrCon <text:s/>reactor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ctor</text:p>
          </table:table-cell>
          <table:table-cell office:value-type="float" office:value="4306" calcext:value-type="float">
            <text:p>4306</text:p>
          </table:table-cell>
          <table:table-cell office:value-type="string" calcext:value-type="string">
            <text:p><text:s/>Squares <text:s/>reactor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ctor</text:p>
          </table:table-cell>
          <table:table-cell office:value-type="float" office:value="6768" calcext:value-type="float">
            <text:p>6768</text:p>
          </table:table-cell>
          <table:table-cell office:value-type="string" calcext:value-type="string">
            <text:p><text:s/>StrCon <text:s text:c="2"/>reactor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" office:value-type="string" calcext:value-type="string">
            <text:p>RxJa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java</text:p>
          </table:table-cell>
          <table:table-cell office:value-type="float" office:value="809336" calcext:value-type="float">
            <text:p>809336</text:p>
          </table:table-cell>
          <table:table-cell office:value-type="string" calcext:value-type="string">
            <text:p><text:s/>PSquares rxjava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Psquares</text:p>
          </table:table-cell>
          <table:table-cell table:formula="of:=[.B26]+[.B30]+[.B34]" office:value-type="float" office:value="1487424" calcext:value-type="float">
            <text:p>1487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java</text:p>
          </table:table-cell>
          <table:table-cell office:value-type="float" office:value="303566" calcext:value-type="float">
            <text:p>303566</text:p>
          </table:table-cell>
          <table:table-cell office:value-type="string" calcext:value-type="string">
            <text:p><text:s/>PStrCon <text:s/>rxjava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PstrCon</text:p>
          </table:table-cell>
          <table:table-cell table:formula="of:=[.B27]+[.B31]+[.B35]" office:value-type="float" office:value="454683" calcext:value-type="float">
            <text:p>4546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java</text:p>
          </table:table-cell>
          <table:table-cell office:value-type="float" office:value="161371" calcext:value-type="float">
            <text:p>161371</text:p>
          </table:table-cell>
          <table:table-cell office:value-type="string" calcext:value-type="string">
            <text:p><text:s/>Squares <text:s/>rxjava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Squares</text:p>
          </table:table-cell>
          <table:table-cell table:formula="of:=[.B28]+[.B32]+[.B36]" office:value-type="float" office:value="216635" calcext:value-type="float">
            <text:p>2166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java</text:p>
          </table:table-cell>
          <table:table-cell office:value-type="float" office:value="98594" calcext:value-type="float">
            <text:p>98594</text:p>
          </table:table-cell>
          <table:table-cell office:value-type="string" calcext:value-type="string">
            <text:p><text:s/>StrCon <text:s text:c="2"/>rxjava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StrCon</text:p>
          </table:table-cell>
          <table:table-cell table:formula="of:=[.B29]+[.B33]+[.B37]" office:value-type="float" office:value="113640" calcext:value-type="float">
            <text:p>1136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java</text:p>
          </table:table-cell>
          <table:table-cell office:value-type="float" office:value="373837" calcext:value-type="float">
            <text:p>373837</text:p>
          </table:table-cell>
          <table:table-cell office:value-type="string" calcext:value-type="string">
            <text:p><text:s/>PSquares rxjav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xjava</text:p>
          </table:table-cell>
          <table:table-cell office:value-type="float" office:value="85740" calcext:value-type="float">
            <text:p>85740</text:p>
          </table:table-cell>
          <table:table-cell office:value-type="string" calcext:value-type="string">
            <text:p><text:s/>PStrCon <text:s/>rxjav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xjava</text:p>
          </table:table-cell>
          <table:table-cell office:value-type="float" office:value="25292" calcext:value-type="float">
            <text:p>25292</text:p>
          </table:table-cell>
          <table:table-cell office:value-type="string" calcext:value-type="string">
            <text:p><text:s/>Squares <text:s/>rxjav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kka</text:p>
          </table:table-cell>
          <table:table-cell office:value-type="string" calcext:value-type="string">
            <text:p>Reactor</text:p>
          </table:table-cell>
          <table:table-cell office:value-type="string" calcext:value-type="string">
            <text:p>RxJava</text:p>
          </table:table-cell>
        </table:table-row>
        <table:table-row table:style-name="ro1">
          <table:table-cell office:value-type="string" calcext:value-type="string">
            <text:p>rxjava</text:p>
          </table:table-cell>
          <table:table-cell office:value-type="float" office:value="8317" calcext:value-type="float">
            <text:p>8317</text:p>
          </table:table-cell>
          <table:table-cell office:value-type="string" calcext:value-type="string">
            <text:p><text:s/>StrCon <text:s text:c="2"/>rxjava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Psquares</text:p>
          </table:table-cell>
          <table:table-cell table:formula="of:=[.G2]" office:value-type="float" office:value="13214242" calcext:value-type="float">
            <text:p>13214242</text:p>
          </table:table-cell>
          <table:table-cell table:formula="of:=[.G14]" office:value-type="float" office:value="906464" calcext:value-type="float">
            <text:p>906464</text:p>
          </table:table-cell>
          <table:table-cell table:formula="of:=[.G26]" office:value-type="float" office:value="1487424" calcext:value-type="float">
            <text:p>1487424</text:p>
          </table:table-cell>
        </table:table-row>
        <table:table-row table:style-name="ro1">
          <table:table-cell office:value-type="string" calcext:value-type="string">
            <text:p>rxjava</text:p>
          </table:table-cell>
          <table:table-cell office:value-type="float" office:value="304251" calcext:value-type="float">
            <text:p>304251</text:p>
          </table:table-cell>
          <table:table-cell office:value-type="string" calcext:value-type="string">
            <text:p><text:s/>PSquares rxjava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 office:value-type="string" calcext:value-type="string">
            <text:p>PstrCon</text:p>
          </table:table-cell>
          <table:table-cell table:formula="of:=[.G3]" office:value-type="float" office:value="245976" calcext:value-type="float">
            <text:p>245976</text:p>
          </table:table-cell>
          <table:table-cell table:formula="of:=[.G15]" office:value-type="float" office:value="352826" calcext:value-type="float">
            <text:p>352826</text:p>
          </table:table-cell>
          <table:table-cell table:formula="of:=[.G27]" office:value-type="float" office:value="454683" calcext:value-type="float">
            <text:p>454683</text:p>
          </table:table-cell>
        </table:table-row>
        <table:table-row table:style-name="ro1">
          <table:table-cell office:value-type="string" calcext:value-type="string">
            <text:p>rxjava</text:p>
          </table:table-cell>
          <table:table-cell office:value-type="float" office:value="65377" calcext:value-type="float">
            <text:p>65377</text:p>
          </table:table-cell>
          <table:table-cell office:value-type="string" calcext:value-type="string">
            <text:p><text:s/>PStrCon <text:s/>rxjava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 office:value-type="string" calcext:value-type="string">
            <text:p>Squares</text:p>
          </table:table-cell>
          <table:table-cell table:formula="of:=[.G4]" office:value-type="float" office:value="902071" calcext:value-type="float">
            <text:p>902071</text:p>
          </table:table-cell>
          <table:table-cell table:formula="of:=[.G16]" office:value-type="float" office:value="35829" calcext:value-type="float">
            <text:p>35829</text:p>
          </table:table-cell>
          <table:table-cell table:formula="of:=[.G28]" office:value-type="float" office:value="216635" calcext:value-type="float">
            <text:p>216635</text:p>
          </table:table-cell>
        </table:table-row>
        <table:table-row table:style-name="ro1">
          <table:table-cell office:value-type="string" calcext:value-type="string">
            <text:p>rxjava</text:p>
          </table:table-cell>
          <table:table-cell office:value-type="float" office:value="29972" calcext:value-type="float">
            <text:p>29972</text:p>
          </table:table-cell>
          <table:table-cell office:value-type="string" calcext:value-type="string">
            <text:p><text:s/>Squares <text:s/>rxjava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 office:value-type="string" calcext:value-type="string">
            <text:p>StrCon</text:p>
          </table:table-cell>
          <table:table-cell table:formula="of:=[.G5]" office:value-type="float" office:value="311720" calcext:value-type="float">
            <text:p>311720</text:p>
          </table:table-cell>
          <table:table-cell table:formula="of:=[.G17]" office:value-type="float" office:value="71581" calcext:value-type="float">
            <text:p>71581</text:p>
          </table:table-cell>
          <table:table-cell table:formula="of:=[.G29]" office:value-type="float" office:value="113640" calcext:value-type="float">
            <text:p>113640</text:p>
          </table:table-cell>
        </table:table-row>
        <table:table-row table:style-name="ro1">
          <table:table-cell office:value-type="string" calcext:value-type="string">
            <text:p>rxjava</text:p>
          </table:table-cell>
          <table:table-cell office:value-type="float" office:value="6729" calcext:value-type="float">
            <text:p>6729</text:p>
          </table:table-cell>
          <table:table-cell office:value-type="string" calcext:value-type="string">
            <text:p><text:s/>StrCon <text:s text:c="2"/>rxjava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perf.A2:perf.C3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2T11:09:23.909875711</dc:date>
    <meta:editing-duration>PT19M47S</meta:editing-duration>
    <meta:editing-cycles>6</meta:editing-cycles>
    <meta:generator>LibreOffice/6.0.3.2$Linux_X86_64 LibreOffice_project/00m0$Build-2</meta:generator>
    <meta:document-statistic meta:table-count="1" meta:cell-count="19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336cm" svg:height="5.632cm" xlink:href=".." xlink:type="simple" chart:class="chart:bar" chart:style-name="ch1">
        <chart:legend chart:legend-position="end" svg:x="9.814cm" svg:y="2.556cm" style:legend-expansion="high" chart:style-name="ch2"/>
        <chart:plot-area chart:style-name="ch3" table:cell-range-address="perf.A1:perf.B37" chart:data-source-has-labels="both" svg:x="0.226cm" svg:y="0.112cm" svg:width="9.362cm" svg:height="5.408cm">
          <chartooo:coordinate-region svg:x="1.773cm" svg:y="0.112cm" svg:width="7.815cm" svg:height="4.025cm"/>
          <chart:axis chart:dimension="x" chart:name="primary-x" chart:style-name="ch4" chartooo:axis-type="auto">
            <chartooo:date-scale/>
            <chart:categories table:cell-range-address="perf.A2:perf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erf.B2:perf.B37" chart:label-cell-address="perf.B1:perf.B1" chart:class="chart:bar"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perf.B1:perf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kka</text:p>
                <draw:g>
                  <svg:desc>perf.A2:perf.A37</svg:desc>
                </draw:g>
              </table:table-cell>
              <table:table-cell office:value-type="float" office:value="7279337">
                <text:p>7279337</text:p>
                <draw:g>
                  <svg:desc>perf.B2:perf.B37</svg:desc>
                </draw:g>
              </table:table-cell>
            </table:table-row>
            <table:table-row>
              <table:table-cell office:value-type="string">
                <text:p>akka</text:p>
              </table:table-cell>
              <table:table-cell office:value-type="float" office:value="116305">
                <text:p>116305</text:p>
              </table:table-cell>
            </table:table-row>
            <table:table-row>
              <table:table-cell office:value-type="string">
                <text:p>akka</text:p>
              </table:table-cell>
              <table:table-cell office:value-type="float" office:value="730614">
                <text:p>730614</text:p>
              </table:table-cell>
            </table:table-row>
            <table:table-row>
              <table:table-cell office:value-type="string">
                <text:p>akka</text:p>
              </table:table-cell>
              <table:table-cell office:value-type="float" office:value="164492">
                <text:p>164492</text:p>
              </table:table-cell>
            </table:table-row>
            <table:table-row>
              <table:table-cell office:value-type="string">
                <text:p>akka</text:p>
              </table:table-cell>
              <table:table-cell office:value-type="float" office:value="3551354">
                <text:p>3551354</text:p>
              </table:table-cell>
            </table:table-row>
            <table:table-row>
              <table:table-cell office:value-type="string">
                <text:p>akka</text:p>
              </table:table-cell>
              <table:table-cell office:value-type="float" office:value="72037">
                <text:p>72037</text:p>
              </table:table-cell>
            </table:table-row>
            <table:table-row>
              <table:table-cell office:value-type="string">
                <text:p>akka</text:p>
              </table:table-cell>
              <table:table-cell office:value-type="float" office:value="113160">
                <text:p>113160</text:p>
              </table:table-cell>
            </table:table-row>
            <table:table-row>
              <table:table-cell office:value-type="string">
                <text:p>akka</text:p>
              </table:table-cell>
              <table:table-cell office:value-type="float" office:value="89372">
                <text:p>89372</text:p>
              </table:table-cell>
            </table:table-row>
            <table:table-row>
              <table:table-cell office:value-type="string">
                <text:p>akka</text:p>
              </table:table-cell>
              <table:table-cell office:value-type="float" office:value="2383551">
                <text:p>2383551</text:p>
              </table:table-cell>
            </table:table-row>
            <table:table-row>
              <table:table-cell office:value-type="string">
                <text:p>akka</text:p>
              </table:table-cell>
              <table:table-cell office:value-type="float" office:value="57634">
                <text:p>57634</text:p>
              </table:table-cell>
            </table:table-row>
            <table:table-row>
              <table:table-cell office:value-type="string">
                <text:p>akka</text:p>
              </table:table-cell>
              <table:table-cell office:value-type="float" office:value="58297">
                <text:p>58297</text:p>
              </table:table-cell>
            </table:table-row>
            <table:table-row>
              <table:table-cell office:value-type="string">
                <text:p>akka</text:p>
              </table:table-cell>
              <table:table-cell office:value-type="float" office:value="57856">
                <text:p>57856</text:p>
              </table:table-cell>
            </table:table-row>
            <table:table-row>
              <table:table-cell office:value-type="string">
                <text:p>reactor</text:p>
              </table:table-cell>
              <table:table-cell office:value-type="float" office:value="443791">
                <text:p>443791</text:p>
              </table:table-cell>
            </table:table-row>
            <table:table-row>
              <table:table-cell office:value-type="string">
                <text:p>reactor</text:p>
              </table:table-cell>
              <table:table-cell office:value-type="float" office:value="212981">
                <text:p>212981</text:p>
              </table:table-cell>
            </table:table-row>
            <table:table-row>
              <table:table-cell office:value-type="string">
                <text:p>reactor</text:p>
              </table:table-cell>
              <table:table-cell office:value-type="float" office:value="18550">
                <text:p>18550</text:p>
              </table:table-cell>
            </table:table-row>
            <table:table-row>
              <table:table-cell office:value-type="string">
                <text:p>reactor</text:p>
              </table:table-cell>
              <table:table-cell office:value-type="float" office:value="49480">
                <text:p>49480</text:p>
              </table:table-cell>
            </table:table-row>
            <table:table-row>
              <table:table-cell office:value-type="string">
                <text:p>reactor</text:p>
              </table:table-cell>
              <table:table-cell office:value-type="float" office:value="270502">
                <text:p>270502</text:p>
              </table:table-cell>
            </table:table-row>
            <table:table-row>
              <table:table-cell office:value-type="string">
                <text:p>reactor</text:p>
              </table:table-cell>
              <table:table-cell office:value-type="float" office:value="83421">
                <text:p>83421</text:p>
              </table:table-cell>
            </table:table-row>
            <table:table-row>
              <table:table-cell office:value-type="string">
                <text:p>reactor</text:p>
              </table:table-cell>
              <table:table-cell office:value-type="float" office:value="12973">
                <text:p>12973</text:p>
              </table:table-cell>
            </table:table-row>
            <table:table-row>
              <table:table-cell office:value-type="string">
                <text:p>reactor</text:p>
              </table:table-cell>
              <table:table-cell office:value-type="float" office:value="15333">
                <text:p>15333</text:p>
              </table:table-cell>
            </table:table-row>
            <table:table-row>
              <table:table-cell office:value-type="string">
                <text:p>reactor</text:p>
              </table:table-cell>
              <table:table-cell office:value-type="float" office:value="192171">
                <text:p>192171</text:p>
              </table:table-cell>
            </table:table-row>
            <table:table-row>
              <table:table-cell office:value-type="string">
                <text:p>reactor</text:p>
              </table:table-cell>
              <table:table-cell office:value-type="float" office:value="56424">
                <text:p>56424</text:p>
              </table:table-cell>
            </table:table-row>
            <table:table-row>
              <table:table-cell office:value-type="string">
                <text:p>reactor</text:p>
              </table:table-cell>
              <table:table-cell office:value-type="float" office:value="4306">
                <text:p>4306</text:p>
              </table:table-cell>
            </table:table-row>
            <table:table-row>
              <table:table-cell office:value-type="string">
                <text:p>reactor</text:p>
              </table:table-cell>
              <table:table-cell office:value-type="float" office:value="6768">
                <text:p>6768</text:p>
              </table:table-cell>
            </table:table-row>
            <table:table-row>
              <table:table-cell office:value-type="string">
                <text:p>rxjava</text:p>
              </table:table-cell>
              <table:table-cell office:value-type="float" office:value="809336">
                <text:p>809336</text:p>
              </table:table-cell>
            </table:table-row>
            <table:table-row>
              <table:table-cell office:value-type="string">
                <text:p>rxjava</text:p>
              </table:table-cell>
              <table:table-cell office:value-type="float" office:value="303566">
                <text:p>303566</text:p>
              </table:table-cell>
            </table:table-row>
            <table:table-row>
              <table:table-cell office:value-type="string">
                <text:p>rxjava</text:p>
              </table:table-cell>
              <table:table-cell office:value-type="float" office:value="161371">
                <text:p>161371</text:p>
              </table:table-cell>
            </table:table-row>
            <table:table-row>
              <table:table-cell office:value-type="string">
                <text:p>rxjava</text:p>
              </table:table-cell>
              <table:table-cell office:value-type="float" office:value="98594">
                <text:p>98594</text:p>
              </table:table-cell>
            </table:table-row>
            <table:table-row>
              <table:table-cell office:value-type="string">
                <text:p>rxjava</text:p>
              </table:table-cell>
              <table:table-cell office:value-type="float" office:value="373837">
                <text:p>373837</text:p>
              </table:table-cell>
            </table:table-row>
            <table:table-row>
              <table:table-cell office:value-type="string">
                <text:p>rxjava</text:p>
              </table:table-cell>
              <table:table-cell office:value-type="float" office:value="85740">
                <text:p>85740</text:p>
              </table:table-cell>
            </table:table-row>
            <table:table-row>
              <table:table-cell office:value-type="string">
                <text:p>rxjava</text:p>
              </table:table-cell>
              <table:table-cell office:value-type="float" office:value="25292">
                <text:p>25292</text:p>
              </table:table-cell>
            </table:table-row>
            <table:table-row>
              <table:table-cell office:value-type="string">
                <text:p>rxjava</text:p>
              </table:table-cell>
              <table:table-cell office:value-type="float" office:value="8317">
                <text:p>8317</text:p>
              </table:table-cell>
            </table:table-row>
            <table:table-row>
              <table:table-cell office:value-type="string">
                <text:p>rxjava</text:p>
              </table:table-cell>
              <table:table-cell office:value-type="float" office:value="304251">
                <text:p>304251</text:p>
              </table:table-cell>
            </table:table-row>
            <table:table-row>
              <table:table-cell office:value-type="string">
                <text:p>rxjava</text:p>
              </table:table-cell>
              <table:table-cell office:value-type="float" office:value="65377">
                <text:p>65377</text:p>
              </table:table-cell>
            </table:table-row>
            <table:table-row>
              <table:table-cell office:value-type="string">
                <text:p>rxjava</text:p>
              </table:table-cell>
              <table:table-cell office:value-type="float" office:value="29972">
                <text:p>29972</text:p>
              </table:table-cell>
            </table:table-row>
            <table:table-row>
              <table:table-cell office:value-type="string">
                <text:p>rxjava</text:p>
              </table:table-cell>
              <table:table-cell office:value-type="float" office:value="6729">
                <text:p>67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6cm" svg:height="9.005cm" xlink:href=".." xlink:type="simple" chart:class="chart:bar" chart:style-name="ch1">
        <chart:title svg:x="4.483cm" svg:y="0.315cm" chart:style-name="ch2">
          <text:p>Overall Performance Comparisons</text:p>
        </chart:title>
        <chart:subtitle svg:x="5.528cm" svg:y="1.196cm" chart:style-name="ch3">
          <text:p>Total times in Nanoseconds</text:p>
        </chart:subtitle>
        <chart:legend chart:legend-position="end" svg:x="14.04cm" svg:y="3.823cm" style:legend-expansion="high" chart:style-name="ch4"/>
        <chart:plot-area chart:style-name="ch5" table:cell-range-address="perf.F32:perf.I36" chart:data-source-has-labels="both" svg:x="1.278cm" svg:y="1.979cm" svg:width="12.443cm" svg:height="5.917cm">
          <chartooo:coordinate-region svg:x="2.984cm" svg:y="1.979cm" svg:width="9.994cm" svg:height="5.349cm"/>
          <chart:axis chart:dimension="x" chart:name="primary-x" chart:style-name="ch6" chartooo:axis-type="auto">
            <chartooo:date-scale/>
            <chart:title svg:x="0.451cm" svg:y="5.814cm" chart:style-name="ch7">
              <text:p>Calculation</text:p>
            </chart:title>
            <chart:categories table:cell-range-address="perf.F33:perf.F36"/>
          </chart:axis>
          <chart:axis chart:dimension="y" chart:name="primary-y" chart:style-name="ch8">
            <chart:title svg:x="6.542cm" svg:y="8.076cm" chart:style-name="ch9">
              <text:p>Duration(ns)</text:p>
            </chart:title>
            <chart:grid chart:style-name="ch10" chart:class="major"/>
          </chart:axis>
          <chart:series chart:style-name="ch11" chart:values-cell-range-address="perf.G33:perf.G36" chart:label-cell-address="perf.G32:perf.G32" chart:class="chart:bar">
            <chart:data-point chart:repeated="4"/>
          </chart:series>
          <chart:series chart:style-name="ch12" chart:values-cell-range-address="perf.H33:perf.H36" chart:label-cell-address="perf.H32:perf.H32" chart:class="chart:bar">
            <chart:data-point chart:repeated="4"/>
          </chart:series>
          <chart:series chart:style-name="ch13" chart:values-cell-range-address="perf.I33:perf.I36" chart:label-cell-address="perf.I32:perf.I32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kka</text:p>
                <draw:g>
                  <svg:desc>perf.G32:perf.G32</svg:desc>
                </draw:g>
              </table:table-cell>
              <table:table-cell office:value-type="string">
                <text:p>Reactor</text:p>
                <draw:g>
                  <svg:desc>perf.H32:perf.H32</svg:desc>
                </draw:g>
              </table:table-cell>
              <table:table-cell office:value-type="string">
                <text:p>RxJava</text:p>
                <draw:g>
                  <svg:desc>perf.I32:perf.I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squares</text:p>
                <draw:g>
                  <svg:desc>perf.F33:perf.F36</svg:desc>
                </draw:g>
              </table:table-cell>
              <table:table-cell office:value-type="float" office:value="13214242">
                <text:p>13214242</text:p>
                <draw:g>
                  <svg:desc>perf.G33:perf.G36</svg:desc>
                </draw:g>
              </table:table-cell>
              <table:table-cell office:value-type="float" office:value="906464">
                <text:p>906464</text:p>
                <draw:g>
                  <svg:desc>perf.H33:perf.H36</svg:desc>
                </draw:g>
              </table:table-cell>
              <table:table-cell office:value-type="float" office:value="1487424">
                <text:p>1487424</text:p>
                <draw:g>
                  <svg:desc>perf.I33:perf.I36</svg:desc>
                </draw:g>
              </table:table-cell>
            </table:table-row>
            <table:table-row>
              <table:table-cell office:value-type="string">
                <text:p>PstrCon</text:p>
              </table:table-cell>
              <table:table-cell office:value-type="float" office:value="245976">
                <text:p>245976</text:p>
              </table:table-cell>
              <table:table-cell office:value-type="float" office:value="352826">
                <text:p>352826</text:p>
              </table:table-cell>
              <table:table-cell office:value-type="float" office:value="454683">
                <text:p>454683</text:p>
              </table:table-cell>
            </table:table-row>
            <table:table-row>
              <table:table-cell office:value-type="string">
                <text:p>Squares</text:p>
              </table:table-cell>
              <table:table-cell office:value-type="float" office:value="902071">
                <text:p>902071</text:p>
              </table:table-cell>
              <table:table-cell office:value-type="float" office:value="35829">
                <text:p>35829</text:p>
              </table:table-cell>
              <table:table-cell office:value-type="float" office:value="216635">
                <text:p>216635</text:p>
              </table:table-cell>
            </table:table-row>
            <table:table-row>
              <table:table-cell office:value-type="string">
                <text:p>StrCon</text:p>
              </table:table-cell>
              <table:table-cell office:value-type="float" office:value="311720">
                <text:p>311720</text:p>
              </table:table-cell>
              <table:table-cell office:value-type="float" office:value="71581">
                <text:p>71581</text:p>
              </table:table-cell>
              <table:table-cell office:value-type="float" office:value="113640">
                <text:p>1136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